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8cm" svg:stroke-color="#ff3333" draw:marker-start-width="0.455cm" draw:marker-end-width="0.455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98cm"/>
    </style:style>
    <style:style style:name="gr5" style:family="graphic" style:parent-style-name="standard">
      <style:graphic-properties svg:stroke-color="#000000" draw:fill-color="#cc0000" draw:textarea-horizontal-align="justify" draw:textarea-vertical-align="middle" draw:auto-grow-height="false" fo:min-height="0cm" fo:min-width="1.3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996cm" svg:y1="3.673cm" svg:x2="0.135cm" svg:y2="3.673cm">
          <text:p/>
        </draw:line>
        <draw:line draw:style-name="gr1" draw:text-style-name="P1" draw:layer="layout" svg:x1="4.069cm" svg:y1="6.716cm" svg:x2="4.069cm" svg:y2="0.414cm">
          <text:p/>
        </draw:line>
        <draw:line draw:style-name="gr2" draw:text-style-name="P1" draw:layer="layout" svg:x1="3.107cm" svg:y1="3.671cm" svg:x2="5.103cm" svg:y2="3.671cm">
          <text:p/>
        </draw:line>
        <draw:line draw:style-name="gr2" draw:text-style-name="P1" draw:layer="layout" svg:x1="5.101cm" svg:y1="3.68cm" svg:x2="7.762cm" svg:y2="1.019cm">
          <text:p/>
        </draw:line>
        <draw:line draw:style-name="gr2" draw:text-style-name="P1" draw:layer="layout" svg:x1="0.481cm" svg:y1="6.298cm" svg:x2="3.113cm" svg:y2="3.669cm">
          <text:p/>
        </draw:line>
        <draw:frame draw:style-name="gr3" draw:text-style-name="P2" draw:layer="layout" svg:width="4.922cm" svg:height="0.878cm" svg:x="3.946cm" svg:y="0.264cm">
          <draw:text-box>
            <text:p><text:span text:style-name="T1">Rotation en sortie</text:span></text:p>
          </draw:text-box>
        </draw:frame>
        <draw:frame draw:style-name="gr4" draw:text-style-name="P2" draw:layer="layout" svg:width="5.298cm" svg:height="0.878cm" svg:x="4.061cm" svg:y="3.69cm">
          <draw:text-box>
            <text:p><text:span text:style-name="T1">Rotation du moteur</text:span></text:p>
          </draw:text-box>
        </draw:frame>
        <draw:custom-shape draw:style-name="gr5" draw:text-style-name="P3" draw:layer="layout" svg:width="1.995cm" svg:height="0.258cm" svg:x="3.067cm" svg:y="3.308cm">
          <text:p/>
          <draw:enhanced-geometry svg:viewBox="0 0 21600 21600" draw:text-areas="?f5 ?f1 ?f6 ?f3" draw:type="left-right-arrow" draw:modifiers="3062.5250501002 8871.4285714285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3.118cm" svg:height="0.806cm" svg:x="1.964cm" svg:y="2.681cm">
          <draw:text-box>
            <text:p><text:span text:style-name="T2">Taille du je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5:47:56.210002150</meta:creation-date>
    <dc:date>2017-09-25T16:13:02.016772491</dc:date>
    <meta:editing-duration>PT20M34S</meta:editing-duration>
    <meta:editing-cycles>17</meta:editing-cycles>
    <meta:generator>LibreOffice/4.3.3.2$Linux_X86_64 LibreOffice_project/430m0$Build-2</meta:generator>
    <meta:document-statistic meta:object-count="9"/>
  </office:meta>
</office:document-meta>
</file>